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837c6" officeooo:paragraph-rsid="001837c6"/>
    </style:style>
    <style:style style:name="P2" style:family="paragraph" style:parent-style-name="Text_20_body">
      <style:text-properties officeooo:rsid="0019ec4f" officeooo:paragraph-rsid="0019ec4f"/>
    </style:style>
    <style:style style:name="P3" style:family="paragraph" style:parent-style-name="Text_20_body">
      <style:text-properties officeooo:rsid="0019ec4f" officeooo:paragraph-rsid="001ba294"/>
    </style:style>
    <style:style style:name="P4" style:family="paragraph" style:parent-style-name="Text_20_body">
      <style:text-properties officeooo:rsid="001ba294" officeooo:paragraph-rsid="001ba294"/>
    </style:style>
    <style:style style:name="P5" style:family="paragraph" style:parent-style-name="Text_20_body">
      <style:text-properties officeooo:rsid="001ba294" officeooo:paragraph-rsid="001bfc8a"/>
    </style:style>
    <style:style style:name="P6" style:family="paragraph" style:parent-style-name="Text_20_body">
      <style:text-properties officeooo:rsid="001bfc8a" officeooo:paragraph-rsid="001bfc8a"/>
    </style:style>
    <style:style style:name="P7" style:family="paragraph" style:parent-style-name="Text_20_body">
      <style:text-properties officeooo:rsid="001d7479" officeooo:paragraph-rsid="001d7479"/>
    </style:style>
    <style:style style:name="P8" style:family="paragraph" style:parent-style-name="Text_20_body">
      <style:text-properties officeooo:rsid="001d7479" officeooo:paragraph-rsid="001ddcc4"/>
    </style:style>
    <style:style style:name="P9" style:family="paragraph" style:parent-style-name="Text_20_body">
      <style:text-properties style:text-underline-style="solid" style:text-underline-width="auto" style:text-underline-color="font-color" officeooo:rsid="001d7479" officeooo:paragraph-rsid="001d7479"/>
    </style:style>
    <style:style style:name="P10" style:family="paragraph" style:parent-style-name="Text_20_body">
      <style:text-properties style:text-underline-style="solid" style:text-underline-width="auto" style:text-underline-color="font-color" officeooo:rsid="001d7479" officeooo:paragraph-rsid="001ddcc4"/>
    </style:style>
    <style:style style:name="P11" style:family="paragraph" style:parent-style-name="Text_20_body">
      <style:text-properties style:text-underline-style="solid" style:text-underline-width="auto" style:text-underline-color="font-color" officeooo:rsid="0022eaa5" officeooo:paragraph-rsid="0022eaa5"/>
    </style:style>
    <style:style style:name="P12" style:family="paragraph" style:parent-style-name="Text_20_body">
      <style:text-properties style:text-underline-style="none" officeooo:rsid="001d7479" officeooo:paragraph-rsid="001d7479"/>
    </style:style>
    <style:style style:name="P13" style:family="paragraph" style:parent-style-name="Text_20_body">
      <style:text-properties style:text-underline-style="none" officeooo:rsid="001d7479" officeooo:paragraph-rsid="001ddcc4"/>
    </style:style>
    <style:style style:name="P14" style:family="paragraph" style:parent-style-name="Text_20_body">
      <style:text-properties style:text-underline-style="none" officeooo:rsid="001ddcc4" officeooo:paragraph-rsid="001ddcc4"/>
    </style:style>
    <style:style style:name="P15" style:family="paragraph" style:parent-style-name="Text_20_body">
      <style:text-properties style:text-underline-style="none" officeooo:rsid="0022eaa5" officeooo:paragraph-rsid="0022eaa5"/>
    </style:style>
    <style:style style:name="P16" style:family="paragraph" style:parent-style-name="Text_20_body">
      <style:text-properties officeooo:rsid="001ddcc4" officeooo:paragraph-rsid="001ddcc4"/>
    </style:style>
    <style:style style:name="P17" style:family="paragraph" style:parent-style-name="Text_20_body">
      <style:text-properties officeooo:rsid="001f5c43" officeooo:paragraph-rsid="001f5c43"/>
    </style:style>
    <style:style style:name="P18" style:family="paragraph" style:parent-style-name="Text_20_body">
      <style:text-properties officeooo:rsid="0020f2a3" officeooo:paragraph-rsid="0020f2a3"/>
    </style:style>
    <style:style style:name="P19" style:family="paragraph" style:parent-style-name="Text_20_body">
      <style:text-properties officeooo:rsid="002262c5" officeooo:paragraph-rsid="0022eaa5"/>
    </style:style>
    <style:style style:name="P20" style:family="paragraph" style:parent-style-name="Text_20_body">
      <style:text-properties officeooo:rsid="002279e2" officeooo:paragraph-rsid="002279e2"/>
    </style:style>
    <style:style style:name="P21" style:family="paragraph" style:parent-style-name="Text_20_body">
      <style:text-properties officeooo:rsid="002279e2" officeooo:paragraph-rsid="0022eaa5"/>
    </style:style>
    <style:style style:name="P22" style:family="paragraph" style:parent-style-name="Text_20_body">
      <style:text-properties officeooo:rsid="0022eaa5" officeooo:paragraph-rsid="0022eaa5"/>
    </style:style>
    <style:style style:name="P23" style:family="paragraph" style:parent-style-name="Text_20_body">
      <style:paragraph-properties fo:break-before="page"/>
      <style:text-properties officeooo:rsid="001ba294" officeooo:paragraph-rsid="001ba294"/>
    </style:style>
    <style:style style:name="P24" style:family="paragraph" style:parent-style-name="Text_20_body">
      <style:paragraph-properties fo:break-before="page"/>
      <style:text-properties officeooo:rsid="002262c5" officeooo:paragraph-rsid="002262c5"/>
    </style:style>
    <style:style style:name="P25" style:family="paragraph" style:parent-style-name="Subtitle">
      <style:text-properties officeooo:rsid="001837c6" officeooo:paragraph-rsid="001837c6"/>
    </style:style>
    <style:style style:name="P26" style:family="paragraph" style:parent-style-name="Title">
      <style:text-properties officeooo:rsid="002518ac" officeooo:paragraph-rsid="002518ac"/>
    </style:style>
    <style:style style:name="P27" style:family="paragraph" style:parent-style-name="Heading_20_1">
      <style:text-properties officeooo:rsid="001837c6" officeooo:paragraph-rsid="001837c6"/>
    </style:style>
    <style:style style:name="P28" style:family="paragraph" style:parent-style-name="Heading_20_1">
      <style:text-properties officeooo:rsid="0019ec4f" officeooo:paragraph-rsid="0019ec4f"/>
    </style:style>
    <style:style style:name="P29" style:family="paragraph" style:parent-style-name="Heading_20_1">
      <style:text-properties officeooo:rsid="001d7479" officeooo:paragraph-rsid="001d7479"/>
    </style:style>
    <style:style style:name="P30" style:family="paragraph" style:parent-style-name="Heading_20_1">
      <style:text-properties officeooo:rsid="001ddcc4" officeooo:paragraph-rsid="001ddcc4"/>
    </style:style>
    <style:style style:name="P31" style:family="paragraph" style:parent-style-name="Heading_20_1">
      <style:text-properties officeooo:rsid="001f5c43" officeooo:paragraph-rsid="001f5c43"/>
    </style:style>
    <style:style style:name="P32" style:family="paragraph" style:parent-style-name="Heading_20_1">
      <style:text-properties officeooo:rsid="0022eaa5" officeooo:paragraph-rsid="0022eaa5"/>
    </style:style>
    <style:style style:name="T1" style:family="text">
      <style:text-properties officeooo:rsid="0019ec4f"/>
    </style:style>
    <style:style style:name="T2" style:family="text">
      <style:text-properties officeooo:rsid="001bfc8a"/>
    </style:style>
    <style:style style:name="T3" style:family="text">
      <style:text-properties officeooo:rsid="001d747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62c5"/>
    </style:style>
    <style:style style:name="T6" style:family="text">
      <style:text-properties officeooo:rsid="001ddcc4"/>
    </style:style>
    <style:style style:name="T7" style:family="text">
      <style:text-properties officeooo:rsid="0020f2a3"/>
    </style:style>
    <style:style style:name="T8" style:family="text">
      <style:text-properties officeooo:rsid="0022b91a"/>
    </style:style>
    <style:style style:name="T9" style:family="text">
      <style:text-properties officeooo:rsid="00248b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rbeitsBlatt1</text:p>
      <text:p text:style-name="P25">Thema: Partikel, Vokabeln, einfache Satzbildung und Adjektive</text:p>
      <text:p text:style-name="P16">Vorwort:</text:p>
      <text:p text:style-name="P16"><text:tab/>Alle als extra makierte<text:span text:style-name="T9">n</text:span> Aufgaben, haben eine erhöte <text:span text:style-name="T9">An</text:span>forderung und müssen daher nicht <text:tab/>zwingend beantwortet werden. </text:p>
      <text:p text:style-name="P16"><text:tab/>Es sollte vermieden werden, gleich<text:span text:style-name="T9">e</text:span> Sätze zu übernehmen.</text:p>
      <text:h text:style-name="P27" text:outline-level="1">Vokabeln verbinden:</text:h>
      <text:p text:style-name="P1">Ich<text:tab/><text:tab/><text:tab/><text:tab/><text:tab/><text:tab/><text:tab/><text:tab/><text:tab/><text:tab/><text:tab/><text:tab/>kanojo</text:p>
      <text:p text:style-name="P1">Freundin<text:tab/><text:tab/><text:tab/><text:tab/><text:tab/><text:tab/><text:tab/><text:tab/><text:tab/><text:tab/><text:tab/>anata</text:p>
      <text:p text:style-name="P1">Buch<text:tab/><text:tab/><text:tab/><text:tab/><text:tab/><text:tab/><text:tab/><text:tab/><text:tab/><text:tab/><text:tab/><text:tab/>kyuu sai*</text:p>
      <text:p text:style-name="P1">Musik<text:tab/><text:tab/><text:tab/><text:tab/><text:tab/><text:tab/><text:tab/><text:tab/><text:tab/><text:tab/><text:tab/><text:tab/>watachi</text:p>
      <text:p text:style-name="P1">Aufwiedersehen<text:tab/><text:tab/><text:tab/><text:tab/><text:tab/><text:tab/><text:tab/><text:tab/><text:tab/><text:tab/>sayo<text:span text:style-name="T1">u</text:span>nara</text:p>
      <text:p text:style-name="P1">9 Jahre<text:tab/><text:tab/><text:tab/><text:tab/><text:tab/><text:tab/><text:tab/><text:tab/><text:tab/><text:tab/><text:tab/><text:tab/>hon</text:p>
      <text:p text:style-name="P1">Du (Sie höflich)<text:tab/><text:tab/><text:tab/><text:tab/><text:tab/><text:tab/><text:tab/><text:tab/><text:tab/><text:tab/><text:span text:style-name="T1">ongaku</text:span></text:p>
      <text:p text:style-name="P1">*<text:span text:style-name="T1">auch kyuusai geschrieben</text:span></text:p>
      <text:h text:style-name="P28" text:outline-level="1">Partikel "no":</text:h>
      <text:p text:style-name="P2">Nüt<text:span text:style-name="T3">z</text:span>liche Vokabeln*:</text:p>
      <text:p text:style-name="P2">Mutter...................................................................................................................................haha</text:p>
      <text:p text:style-name="P2">Vater.....................................................................................................................................chichi</text:p>
      <text:p text:style-name="P3">Bruder (jünger)....................................................................................................................otouto</text:p>
      <text:p text:style-name="P3">Bruder (älter).......................................................................................................................ani</text:p>
      <text:p text:style-name="P3">Schwester (jünger)...............................................................................................................imouto</text:p>
      <text:p text:style-name="P3">Schwester (älter)..................................................................................................................ane</text:p>
      <text:p text:style-name="P2">*die Vokabeln beziehen sich nur auf die eigene Familie, NICHT für das ansprechen einer anderen Familie.</text:p>
      <text:p text:style-name="P4"/>
      <text:p text:style-name="P4">Übersetzen:</text:p>
      <text:p text:style-name="P5">1. Das Buch meiner Schwester:<text:tab/><text:tab/>_____________________________________________</text:p>
      <text:p text:style-name="P4"/>
      <text:p text:style-name="P5">2. Mein Hund:<text:tab/><text:tab/><text:tab/><text:tab/><text:tab/>_____________________________________________</text:p>
      <text:p text:style-name="P4"/>
      <text:p text:style-name="P4">3. Der Hund von Ben seiner Freundin: <text:tab/>_____________________________________________</text:p>
      <text:p text:style-name="P23">4. <text:span text:style-name="T2">Dein Buch:<text:tab/><text:tab/><text:tab/><text:tab/><text:tab/>__________</text:span>___________________________________</text:p>
      <text:p text:style-name="P4"/>
      <text:p text:style-name="P6">(extra)</text:p>
      <text:p text:style-name="P6">5. Das ist das Buch meiner Schwester: <text:tab/>_____________________________________________</text:p>
      <text:p text:style-name="P6"/>
      <text:p text:style-name="P6">6. Ist das das Buch meiner Schwester?:<text:tab/>_____________________________________________</text:p>
      <text:p text:style-name="P6"/>
      <text:h text:style-name="P29" text:outline-level="1">Partikel "wa":</text:h>
      <text:p text:style-name="P7">Schreibe drei Sätze mit dem Partikel "wa", wobei vorgegeben ist, was für ein Thema der Satz haben soll:</text:p>
      <text:p text:style-name="P7">1.(Vorstellen):</text:p>
      <text:p text:style-name="P9"><text:s text:c="167"/></text:p>
      <text:p text:style-name="P12">2.(Name des älteren Bruders):</text:p>
      <text:p text:style-name="P9"><text:s text:c="163"/></text:p>
      <text:p text:style-name="P12">3.(Alter des älteren Bruders):</text:p>
      <text:p text:style-name="P9"><text:s text:c="181"/></text:p>
      <text:p text:style-name="P12"/>
      <text:h text:style-name="P30" text:outline-level="1">Partikel "to,ya,ka": ("ka" nicht als frage Partikel)</text:h>
      <text:p text:style-name="P16">Formuliere zu jedem der Partikel einen Satz:</text:p>
      <text:p text:style-name="P8">1.(<text:span text:style-name="T6">to</text:span>):</text:p>
      <text:p text:style-name="P10"><text:s text:c="167"/></text:p>
      <text:p text:style-name="P13">2.(<text:span text:style-name="T6">ya</text:span>):</text:p>
      <text:p text:style-name="P10"><text:s text:c="163"/></text:p>
      <text:p text:style-name="P14">(extra)</text:p>
      <text:p text:style-name="P13">3.(<text:span text:style-name="T6">ka)</text:span>:</text:p>
      <text:p text:style-name="P10"><text:s text:c="160"/></text:p>
      <text:p text:style-name="P13"/>
      <text:h text:style-name="P31" text:outline-level="1">Partikel einsetzen:</text:h>
      <text:p text:style-name="P17">Setzen Sie die passenden Partikel in die Lücken ein, um die Sätze zu vervollständigen:</text:p>
      <text:p text:style-name="P17">1:<text:tab/> <text:s text:c="7"/><text:span text:style-name="T7">(freund)</text:span></text:p>
      <text:p text:style-name="P18">watashi <text:span text:style-name="T5">____</text:span> tomodachi <text:span text:style-name="T5">____</text:span> namae <text:span text:style-name="T5">____</text:span> Ben-san desu.</text:p>
      <text:p text:style-name="P18">2:</text:p>
      <text:p text:style-name="P19">Ben-san <text:span text:style-name="T4">____</text:span> watashi <text:span text:style-name="T4">____</text:span> nijussai desu.</text:p>
      <text:p text:style-name="P24">3:</text:p>
      <text:p text:style-name="P21">Ben-san <text:span text:style-name="T5">____</text:span> hon <text:span text:style-name="T5">____</text:span> furui <text:span text:style-name="T5">____</text:span> takai desu.</text:p>
      <text:p text:style-name="P20">4.<text:tab/><text:tab/><text:tab/> <text:s text:c="2"/><text:tab/> <text:s text:c="4"/>(Titel*)</text:p>
      <text:p text:style-name="P21">Ben-san <text:span text:style-name="T5">____</text:span> furui <text:span text:style-name="T5">____</text:span> takai hon <text:span text:style-name="T5">____</text:span> taitoru <text:span text:style-name="T5">____</text:span> "Japanisch lernen fuer Anfaenger 1" desu.</text:p>
      <text:p text:style-name="P20">*<text:span text:style-name="T8">Titel bezogen auf Bücher, oder andere Werke. Nicht der persohnen bezogene Titel wie "General"</text:span></text:p>
      <text:h text:style-name="P32" text:outline-level="1">Übersetzen:</text:h>
      <text:p text:style-name="P22">Übersetzen sie die vier Sätze aus der vorherigen Aufgabe:</text:p>
      <text:p text:style-name="P22">1:</text:p>
      <text:p text:style-name="P11"><text:s text:c="172"/></text:p>
      <text:p text:style-name="P15">2:</text:p>
      <text:p text:style-name="P11"><text:s text:c="173"/></text:p>
      <text:p text:style-name="P15">3:</text:p>
      <text:p text:style-name="P11"><text:s text:c="160"/></text:p>
      <text:p text:style-name="P15">4:</text:p>
      <text:p text:style-name="P11"><text:s text:c="180"/></text:p>
      <text:p text:style-name="P11"/>
      <text:p text:style-name="P11"><text:s text:c="200"/></text:p>
      <text:h text:style-name="P32" text:outline-level="1">Freier Text:</text:h>
      <text:p text:style-name="P22">Verfasse einen freien Text, indem du dich vorstellst. Hier darfst du die Satzstrukturen der vorherigen Aufgaben übernehmen, sofer du dafür die Nötigkeit siehst:</text:p>
      <text:p text:style-name="P22">(Tipp: Um es dir leichter zu machen, kannst du auch eine Konversation daraus machen und noch eine weitere Person reden lasse, um dem ganzen etwas mehr fülle zu geben.)</text:p>
      <text:p text:style-name="P11"><text:s text:c="173"/></text:p>
      <text:p text:style-name="P15"/>
      <text:p text:style-name="P11"><text:s text:c="160"/></text:p>
      <text:p text:style-name="P11"/>
      <text:p text:style-name="P11"><text:s text:c="170"/></text:p>
      <text:p text:style-name="P11"/>
      <text:p text:style-name="P11"><text:s text:c="171"/></text:p>
      <text:p text:style-name="P11"/>
      <text:p text:style-name="P11"><text:s text:c="160"/></text:p>
      <text:p text:style-name="P11"/>
      <text:p text:style-name="P11"><text:s text:c="160"/></text:p>
      <text:p text:style-name="P11"/>
      <text:p text:style-name="P11"><text:s text:c="1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40S</meta:editing-duration>
    <meta:editing-cycles>9</meta:editing-cycles>
    <meta:generator>LibreOffice/5.4.4.2$Windows_X86_64 LibreOffice_project/2524958677847fb3bb44820e40380acbe820f960</meta:generator>
    <dc:date>2019-08-14T16:22:25.265000000</dc:date>
    <meta:document-statistic meta:table-count="0" meta:image-count="0" meta:object-count="0" meta:page-count="3" meta:paragraph-count="80" meta:word-count="314" meta:character-count="6161" meta:non-whitespace-character-count="2763"/>
    <meta:user-defined meta:name="Info 1"/>
    <meta:user-defined meta:name="Info 2"/>
    <meta:user-defined meta:name="Info 3"/>
    <meta:user-defined meta:name="Info 4"/>
  </office:meta>
</office:document-meta>
</file>